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text-properties fo:language="fr" fo:country="FR"/>
    </style:style>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1"/>
    <style:style style:name="P5" style:family="paragraph" style:parent-style-name="Text_20_body" style:list-style-name="L2">
      <style:paragraph-properties fo:margin-top="0in" fo:margin-bottom="0in" style:contextual-spacing="false"/>
      <style:text-properties fo:language="fr" fo:country="FR"/>
    </style:style>
    <style:style style:name="P6" style:family="paragraph" style:parent-style-name="Text_20_body" style:list-style-name="L2">
      <style:text-properties fo:language="fr" fo:country="FR"/>
    </style:style>
    <style:style style:name="P7" style:family="paragraph" style:parent-style-name="Horizontal_20_Line">
      <style:text-properties fo:language="fr" fo:country="FR"/>
    </style:style>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6">
      <style:paragraph-properties fo:margin-top="0in" fo:margin-bottom="0in" style:contextual-spacing="false"/>
      <style:text-properties fo:language="fr" fo:country="FR"/>
    </style:style>
    <style:style style:name="P15" style:family="paragraph" style:parent-style-name="Text_20_body" style:list-style-name="L6"/>
    <style:style style:name="P16" style:family="paragraph" style:parent-style-name="Text_20_body" style:list-style-name="L7">
      <style:paragraph-properties fo:margin-top="0in" fo:margin-bottom="0in" style:contextual-spacing="false"/>
      <style:text-properties fo:language="fr" fo:country="FR"/>
    </style:style>
    <style:style style:name="P17" style:family="paragraph" style:parent-style-name="Text_20_body" style:list-style-name="L7">
      <style:text-properties fo:language="fr" fo:country="FR"/>
    </style:style>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8"/>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9">
      <style:paragraph-properties fo:margin-top="0in" fo:margin-bottom="0in" style:contextual-spacing="false"/>
      <style:text-properties fo:language="fr" fo:country="FR"/>
    </style:style>
    <style:style style:name="P22" style:family="paragraph" style:parent-style-name="Text_20_body" style:list-style-name="L9">
      <style:text-properties fo:language="fr" fo:country="FR"/>
    </style:style>
    <style:style style:name="P23" style:family="paragraph" style:parent-style-name="Text_20_body" style:list-style-name="L10">
      <style:paragraph-properties fo:margin-top="0in" fo:margin-bottom="0in" style:contextual-spacing="false"/>
      <style:text-properties fo:language="fr" fo:country="FR"/>
    </style:style>
    <style:style style:name="P24" style:family="paragraph" style:parent-style-name="Text_20_body" style:list-style-name="L10">
      <style:text-properties fo:language="fr" fo:country="FR"/>
    </style:style>
    <style:style style:name="P25" style:family="paragraph" style:parent-style-name="Text_20_body" style:list-style-name="L11">
      <style:paragraph-properties fo:margin-top="0in" fo:margin-bottom="0in" style:contextual-spacing="false"/>
    </style:style>
    <style:style style:name="P26" style:family="paragraph" style:parent-style-name="Text_20_body" style:list-style-name="L11"/>
    <style:style style:name="P27" style:family="paragraph" style:parent-style-name="Text_20_body" style:list-style-name="L12">
      <style:paragraph-properties fo:margin-top="0in" fo:margin-bottom="0in" style:contextual-spacing="false"/>
      <style:text-properties fo:language="fr" fo:country="FR"/>
    </style:style>
    <style:style style:name="P28" style:family="paragraph" style:parent-style-name="Text_20_body" style:list-style-name="L12">
      <style:text-properties fo:language="fr" fo:country="FR"/>
    </style:style>
    <style:style style:name="P29" style:family="paragraph" style:parent-style-name="Text_20_body" style:list-style-name="L13">
      <style:paragraph-properties fo:margin-top="0in" fo:margin-bottom="0in" style:contextual-spacing="false"/>
      <style:text-properties fo:language="fr" fo:country="FR"/>
    </style:style>
    <style:style style:name="P30" style:family="paragraph" style:parent-style-name="Text_20_body" style:list-style-name="L13">
      <style:text-properties fo:language="fr" fo:country="FR"/>
    </style:style>
    <style:style style:name="P31" style:family="paragraph" style:parent-style-name="Text_20_body" style:list-style-name="L14">
      <style:paragraph-properties fo:margin-top="0in" fo:margin-bottom="0in" style:contextual-spacing="false"/>
      <style:text-properties fo:language="fr" fo:country="FR"/>
    </style:style>
    <style:style style:name="P32" style:family="paragraph" style:parent-style-name="Text_20_body" style:list-style-name="L14">
      <style:text-properties fo:language="fr" fo:country="FR"/>
    </style:style>
    <style:style style:name="P33" style:family="paragraph" style:parent-style-name="Text_20_body" style:list-style-name="L15">
      <style:paragraph-properties fo:margin-top="0in" fo:margin-bottom="0in" style:contextual-spacing="false"/>
      <style:text-properties fo:language="fr" fo:country="FR"/>
    </style:style>
    <style:style style:name="P34" style:family="paragraph" style:parent-style-name="Text_20_body" style:list-style-name="L15">
      <style:text-properties fo:language="fr" fo:country="FR"/>
    </style:style>
    <style:style style:name="T1" style:family="text">
      <style:text-properties fo:language="fr" fo:country="FR" officeooo:rsid="00171c54"/>
    </style:style>
    <style:style style:name="T2" style:family="text">
      <style:text-properties fo:language="fr" fo:country="FR"/>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Introduction à </text:span></text:span><text:span text:style-name="Strong_20_Emphasis"><text:span text:style-name="T2">ROS 2</text:span></text:span></text:h>
      <text:h text:style-name="Heading_20_2" text:outline-level="2"><text:span text:style-name="Strong_20_Emphasis"><text:span text:style-name="T2">Qu’est-ce que ROS 2 ?</text:span></text:span></text:h>
      <text:p text:style-name="P2">ROS 2 (Robot Operating System 2) est un framework open-source qui facilite le développement d’applications robotiques. Créé comme une évolution de ROS 1, ROS 2 répond aux limitations de son prédécesseur, notamment en matière de communication distribuée, de performance en temps réel et de compatibilité avec des systèmes variés (comme les microcontrôleurs, les robots autonomes ou les clusters distribués).</text:p>
      <text:h text:style-name="Heading_20_3" text:outline-level="3"><text:span text:style-name="Strong_20_Emphasis"><text:span text:style-name="T2">Objectifs principaux de ROS 2</text:span></text:span></text:h>
      <text:list text:style-name="L1">
        <text:list-item>
          <text:p text:style-name="P3"><text:span text:style-name="Strong_20_Emphasis"><text:span text:style-name="T2">Modularité</text:span></text:span><text:span text:style-name="T2"> : Permet aux développeurs de construire des systèmes robotiques à partir de composants réutilisables et interchangeables.</text:span></text:p>
        </text:list-item>
        <text:list-item>
          <text:p text:style-name="P3"><text:span text:style-name="Strong_20_Emphasis"><text:span text:style-name="T2">Interopérabilité</text:span></text:span><text:span text:style-name="T2"> : Fonctionne sur divers systèmes d’exploitation (Linux, Windows, macOS) et architectures matérielles.</text:span></text:p>
        </text:list-item>
        <text:list-item>
          <text:p text:style-name="P3"><text:span text:style-name="Strong_20_Emphasis"><text:span text:style-name="T2">Fiabilité</text:span></text:span><text:span text:style-name="T2"> : Fournit des mécanismes robustes pour gérer la communication et les défaillances.</text:span></text:p>
        </text:list-item>
        <text:list-item>
          <text:p text:style-name="P4"><text:span text:style-name="Strong_20_Emphasis"><text:span text:style-name="T2">Scalabilité</text:span></text:span><text:span text:style-name="T2"> : S’adapte aussi bien aux petits robots qu’aux systèmes robotiques complexes ou distribués.</text:span></text:p>
        </text:list-item>
      </text:list>
      <text:h text:style-name="Heading_20_3" text:outline-level="3"><text:span text:style-name="Strong_20_Emphasis"><text:span text:style-name="T2">Applications courantes</text:span></text:span></text:h>
      <text:list text:style-name="L2">
        <text:list-item>
          <text:p text:style-name="P5">Robotique industrielle (manipulateurs, bras robotiques)</text:p>
        </text:list-item>
        <text:list-item>
          <text:p text:style-name="P5">Robots mobiles (drones, véhicules autonomes)</text:p>
        </text:list-item>
        <text:list-item>
          <text:p text:style-name="P5">Recherche académique et prototypage rapide</text:p>
        </text:list-item>
        <text:list-item>
          <text:p text:style-name="P6">Domotique et robots personnels</text:p>
        </text:list-item>
      </text:list>
      <text:p text:style-name="P7"/>
      <text:h text:style-name="Heading_20_2" text:outline-level="2"><text:span text:style-name="Strong_20_Emphasis"><text:span text:style-name="T2">Comment fonctionne ROS 2 ?</text:span></text:span></text:h>
      <text:p text:style-name="Text_20_body"><text:span text:style-name="T2">ROS 2 repose sur une </text:span><text:span text:style-name="Strong_20_Emphasis"><text:span text:style-name="T2">architecture distribuée</text:span></text:span><text:span text:style-name="T2">, dans laquelle différents composants, appelés </text:span><text:span text:style-name="Strong_20_Emphasis"><text:span text:style-name="T2">nœuds</text:span></text:span><text:span text:style-name="T2">, interagissent les uns avec les autres. Cette interaction est gérée par un middleware appelé </text:span><text:span text:style-name="Strong_20_Emphasis"><text:span text:style-name="T2">DDS (Data Distribution Service)</text:span></text:span><text:span text:style-name="T2">, qui garantit une communication performante et fiable.</text:span></text:p>
      <text:h text:style-name="Heading_20_3" text:outline-level="3"><text:span text:style-name="Strong_20_Emphasis"><text:span text:style-name="T2">Principes fondamentaux</text:span></text:span></text:h>
      <text:list text:style-name="L3">
        <text:list-item>
          <text:p text:style-name="P8"><text:span text:style-name="Strong_20_Emphasis"><text:span text:style-name="T2">Décentralisation</text:span></text:span><text:span text:style-name="T2"> : Il n’y a pas de maître central (contrairement à ROS 1). Tous les nœuds sont autonomes et peuvent s’interconnecter dynamiquement.</text:span></text:p>
        </text:list-item>
        <text:list-item>
          <text:p text:style-name="P8"><text:span text:style-name="Strong_20_Emphasis"><text:span text:style-name="T2">Communication inter-processus</text:span></text:span><text:span text:style-name="T2"> : Les nœuds utilisent des mécanismes standardisés comme les </text:span><text:span text:style-name="Strong_20_Emphasis"><text:span text:style-name="T2">topics</text:span></text:span><text:span text:style-name="T2">, les </text:span><text:span text:style-name="Strong_20_Emphasis"><text:span text:style-name="T2">services</text:span></text:span><text:span text:style-name="T2">, et les </text:span><text:span text:style-name="Strong_20_Emphasis"><text:span text:style-name="T2">actions</text:span></text:span><text:span text:style-name="T2"> pour échanger des données ou exécuter des tâches.</text:span></text:p>
        </text:list-item>
        <text:list-item>
          <text:p text:style-name="P9"><text:span text:style-name="Strong_20_Emphasis"><text:span text:style-name="T2">Compatibilité en temps réel</text:span></text:span><text:span text:style-name="T2"> : Grâce à DDS, ROS 2 peut être utilisé dans des systèmes où des garanties strictes de temps de réponse sont nécessaires.</text:span></text:p>
        </text:list-item>
      </text:list>
      <text:h text:style-name="Heading_20_3" text:outline-level="3"><text:span text:style-name="Strong_20_Emphasis"><text:span text:style-name="T2">Avantages par rapport à ROS 1</text:span></text:span></text:h>
      <text:list text:style-name="L4">
        <text:list-item>
          <text:p text:style-name="P10"><text:span text:style-name="Strong_20_Emphasis"><text:span text:style-name="T2">Temps réel</text:span></text:span><text:span text:style-name="T2"> : Support intégré pour les systèmes temps réel, essentiel dans les applications robotiques critiques.</text:span></text:p>
        </text:list-item>
        <text:list-item>
          <text:p text:style-name="P10"><text:soft-page-break/><text:span text:style-name="Strong_20_Emphasis"><text:span text:style-name="T2">Sécurité</text:span></text:span><text:span text:style-name="T2"> : Utilise DDS pour ajouter des fonctionnalités de cryptage et d’authentification.</text:span></text:p>
        </text:list-item>
        <text:list-item>
          <text:p text:style-name="P11"><text:span text:style-name="Strong_20_Emphasis"><text:span text:style-name="T2">Portabilité</text:span></text:span><text:span text:style-name="T2"> : Fonctionne sur des architectures matérielles et logicielles variées, y compris des plateformes embarquées.</text:span></text:p>
        </text:list-item>
      </text:list>
      <text:p text:style-name="P7"/>
      <text:h text:style-name="Heading_20_2" text:outline-level="2"><text:span text:style-name="Strong_20_Emphasis"><text:span text:style-name="T2">Les Nœuds (Nodes)</text:span></text:span></text:h>
      <text:p text:style-name="Text_20_body"><text:span text:style-name="T2">Un </text:span><text:span text:style-name="Strong_20_Emphasis"><text:span text:style-name="T2">nœud</text:span></text:span><text:span text:style-name="T2"> est un processus autonome qui accomplit une tâche spécifique dans un système robotique. Dans ROS 2, les nœuds sont conçus pour être simples et modulaires afin de faciliter le développement et la maintenance.</text:span></text:p>
      <text:h text:style-name="Heading_20_3" text:outline-level="3"><text:span text:style-name="Strong_20_Emphasis"><text:span text:style-name="T2">Exemples de nœuds dans un robot mobile</text:span></text:span></text:h>
      <text:list text:style-name="L5">
        <text:list-item>
          <text:p text:style-name="P12"><text:span text:style-name="Strong_20_Emphasis"><text:span text:style-name="T2">Capteurs</text:span></text:span><text:span text:style-name="T2"> : Un nœud lit les données d’un capteur (comme un LiDAR, une caméra ou un capteur de distance) et publie ces données pour d’autres nœuds.</text:span></text:p>
        </text:list-item>
        <text:list-item>
          <text:p text:style-name="P12"><text:span text:style-name="Strong_20_Emphasis"><text:span text:style-name="T2">Contrôleur de mouvement</text:span></text:span><text:span text:style-name="T2"> : Un nœud reçoit des commandes de navigation et contrôle les moteurs pour déplacer le robot.</text:span></text:p>
        </text:list-item>
        <text:list-item>
          <text:p text:style-name="P13"><text:span text:style-name="Strong_20_Emphasis"><text:span text:style-name="T2">Traitement de données</text:span></text:span><text:span text:style-name="T2"> : Un nœud effectue des calculs, comme la fusion de capteurs ou la création d’une carte à partir des données SLAM.</text:span></text:p>
        </text:list-item>
      </text:list>
      <text:h text:style-name="Heading_20_3" text:outline-level="3"><text:span text:style-name="Strong_20_Emphasis"><text:span text:style-name="T2">Caractéristiques des nœuds</text:span></text:span></text:h>
      <text:list text:style-name="L6">
        <text:list-item>
          <text:p text:style-name="P14">Ils peuvent être écrits dans plusieurs langages (C++, Python, etc.).</text:p>
        </text:list-item>
        <text:list-item>
          <text:p text:style-name="P14">Chaque nœud fonctionne indépendamment et peut être redémarré ou remplacé sans affecter le reste du système.</text:p>
        </text:list-item>
        <text:list-item>
          <text:p text:style-name="P15"><text:span text:style-name="T2">Les nœuds communiquent entre eux en utilisant des </text:span><text:span text:style-name="Strong_20_Emphasis"><text:span text:style-name="T2">topics</text:span></text:span><text:span text:style-name="T2">, des </text:span><text:span text:style-name="Strong_20_Emphasis"><text:span text:style-name="T2">services</text:span></text:span><text:span text:style-name="T2">, ou des </text:span><text:span text:style-name="Strong_20_Emphasis"><text:span text:style-name="T2">actions</text:span></text:span><text:span text:style-name="T2">.</text:span></text:p>
        </text:list-item>
      </text:list>
      <text:p text:style-name="P7"/>
      <text:h text:style-name="Heading_20_2" text:outline-level="2"><text:span text:style-name="Strong_20_Emphasis"><text:span text:style-name="T2">Les Topics (Sujets)</text:span></text:span></text:h>
      <text:p text:style-name="Text_20_body"><text:span text:style-name="T2">Les </text:span><text:span text:style-name="Strong_20_Emphasis"><text:span text:style-name="T2">topics</text:span></text:span><text:span text:style-name="T2"> permettent un échange asynchrone de données entre les nœuds. C’est un mécanisme de </text:span><text:span text:style-name="Strong_20_Emphasis"><text:span text:style-name="T2">publication-abonnement</text:span></text:span><text:span text:style-name="T2"> :</text:span></text:p>
      <text:list text:style-name="L7">
        <text:list-item>
          <text:p text:style-name="P16">Un nœud éditeur publie des messages sur un topic donné.</text:p>
        </text:list-item>
        <text:list-item>
          <text:p text:style-name="P17">Un ou plusieurs nœuds abonnés reçoivent ces messages.</text:p>
        </text:list-item>
      </text:list>
      <text:h text:style-name="Heading_20_3" text:outline-level="3"><text:span text:style-name="Strong_20_Emphasis"><text:span text:style-name="T2">Caractéristiques principales des topics</text:span></text:span></text:h>
      <text:list text:style-name="L8">
        <text:list-item>
          <text:p text:style-name="P18"><text:span text:style-name="Strong_20_Emphasis"><text:span text:style-name="T2">Nom unique</text:span></text:span><text:span text:style-name="T2"> : Chaque topic est identifié par un nom unique dans l’espace de noms ROS 2.</text:span></text:p>
        </text:list-item>
        <text:list-item>
          <text:p text:style-name="P18"><text:span text:style-name="Strong_20_Emphasis"><text:span text:style-name="T2">Type de message</text:span></text:span><text:span text:style-name="T2"> : Un topic transporte des messages d’un type spécifique, comme des positions, des images ou des commandes.</text:span></text:p>
        </text:list-item>
        <text:list-item>
          <text:p text:style-name="P19"><text:span text:style-name="Strong_20_Emphasis"><text:span text:style-name="T2">Connexion dynamique</text:span></text:span><text:span text:style-name="T2"> : Les nœuds peuvent se connecter et se déconnecter des topics sans interruption du système.</text:span></text:p>
        </text:list-item>
      </text:list>
      <text:h text:style-name="Heading_20_3" text:outline-level="3"><text:span text:style-name="Strong_20_Emphasis"><text:span text:style-name="T2">Exemple de communication par topics</text:span></text:span></text:h>
      <text:list text:style-name="L9">
        <text:list-item>
          <text:p text:style-name="P20"><text:span text:style-name="T2">Un nœud capteur publie les données du LiDAR sur le topic </text:span><text:span text:style-name="Source_20_Text"><text:span text:style-name="T2">/scan</text:span></text:span><text:span text:style-name="T2">.</text:span></text:p>
        </text:list-item>
        <text:list-item>
          <text:p text:style-name="P21">Un nœud de cartographie utilise ces données pour créer une carte en temps réel.</text:p>
        </text:list-item>
        <text:list-item>
          <text:p text:style-name="P22">Un nœud de navigation utilise la carte pour planifier un chemin.</text:p>
        </text:list-item>
      </text:list>
      <text:p text:style-name="P7"><text:soft-page-break/></text:p>
      <text:h text:style-name="Heading_20_2" text:outline-level="2"><text:span text:style-name="Strong_20_Emphasis"><text:span text:style-name="T2">Les Services (Services)</text:span></text:span></text:h>
      <text:p text:style-name="Text_20_body"><text:span text:style-name="T2">Les </text:span><text:span text:style-name="Strong_20_Emphasis"><text:span text:style-name="T2">services</text:span></text:span><text:span text:style-name="T2"> permettent une interaction synchronisée entre deux nœuds sous le modèle </text:span><text:span text:style-name="Strong_20_Emphasis"><text:span text:style-name="T2">requête-réponse</text:span></text:span><text:span text:style-name="T2">.</text:span></text:p>
      <text:list text:style-name="L10">
        <text:list-item>
          <text:p text:style-name="P23">Un nœud envoie une requête pour exécuter une tâche ou obtenir des données.</text:p>
        </text:list-item>
        <text:list-item>
          <text:p text:style-name="P24">Un autre nœud traite la requête et renvoie une réponse.</text:p>
        </text:list-item>
      </text:list>
      <text:h text:style-name="Heading_20_3" text:outline-level="3"><text:span text:style-name="Strong_20_Emphasis"><text:span text:style-name="T2">Différences entre services et topics</text:span></text:span></text:h>
      <text:list text:style-name="L11">
        <text:list-item>
          <text:p text:style-name="P25"><text:span text:style-name="Strong_20_Emphasis"><text:span text:style-name="T2">Topics</text:span></text:span><text:span text:style-name="T2"> : Utilisés pour un flux continu de données.</text:span></text:p>
        </text:list-item>
        <text:list-item>
          <text:p text:style-name="P26"><text:span text:style-name="Strong_20_Emphasis"><text:span text:style-name="T2">Services</text:span></text:span><text:span text:style-name="T2"> : Utilisés pour des interactions ponctuelles nécessitant une réponse immédiate.</text:span></text:p>
        </text:list-item>
      </text:list>
      <text:h text:style-name="Heading_20_3" text:outline-level="3"><text:span text:style-name="Strong_20_Emphasis"><text:span text:style-name="T2">Exemples d’utilisation</text:span></text:span></text:h>
      <text:list text:style-name="L12">
        <text:list-item>
          <text:p text:style-name="P27">Demander à un bras robotique de saisir un objet.</text:p>
        </text:list-item>
        <text:list-item>
          <text:p text:style-name="P27">Obtenir la température actuelle d’un capteur.</text:p>
        </text:list-item>
        <text:list-item>
          <text:p text:style-name="P28">Redémarrer un nœud défectueux.</text:p>
        </text:list-item>
      </text:list>
      <text:p text:style-name="P7"/>
      <text:h text:style-name="Heading_20_2" text:outline-level="2"><text:span text:style-name="Strong_20_Emphasis"><text:span text:style-name="T2">Les Actions (Actions)</text:span></text:span></text:h>
      <text:p text:style-name="Text_20_body"><text:span text:style-name="T2">Les </text:span><text:span text:style-name="Strong_20_Emphasis"><text:span text:style-name="T2">actions</text:span></text:span><text:span text:style-name="T2"> sont une extension des services, conçues pour gérer des tâches longues ou complexes. Elles permettent de :</text:span></text:p>
      <text:list text:style-name="L13">
        <text:list-item>
          <text:p text:style-name="P29">Lancer une tâche asynchrone.</text:p>
        </text:list-item>
        <text:list-item>
          <text:p text:style-name="P29">Suivre l’état d’avancement de cette tâche.</text:p>
        </text:list-item>
        <text:list-item>
          <text:p text:style-name="P30">Annuler la tâche en cours si nécessaire.</text:p>
        </text:list-item>
      </text:list>
      <text:h text:style-name="Heading_20_3" text:outline-level="3"><text:span text:style-name="Strong_20_Emphasis"><text:span text:style-name="T2">Exemples d’actions</text:span></text:span></text:h>
      <text:list text:style-name="L14">
        <text:list-item>
          <text:p text:style-name="P31">Planifier et exécuter un chemin complexe pour un robot mobile.</text:p>
        </text:list-item>
        <text:list-item>
          <text:p text:style-name="P32">Manipuler un objet en plusieurs étapes.</text:p>
        </text:list-item>
      </text:list>
      <text:p text:style-name="P7"/>
      <text:h text:style-name="Heading_20_2" text:outline-level="2"><text:span text:style-name="Strong_20_Emphasis"><text:span text:style-name="T2">Les Paramètres</text:span></text:span></text:h>
      <text:p text:style-name="Text_20_body"><text:span text:style-name="T2">Les </text:span><text:span text:style-name="Strong_20_Emphasis"><text:span text:style-name="T2">paramètres</text:span></text:span><text:span text:style-name="T2"> permettent de configurer les nœuds de manière flexible. Ils offrent des options pour ajuster le comportement d’un nœud sans modifier son code ou le redémarrer.</text:span></text:p>
      <text:h text:style-name="Heading_20_3" text:outline-level="3"><text:span text:style-name="Strong_20_Emphasis"><text:span text:style-name="T2">Exemples de paramètres</text:span></text:span></text:h>
      <text:list text:style-name="L15">
        <text:list-item>
          <text:p text:style-name="P33">La vitesse maximale d’un robot.</text:p>
        </text:list-item>
        <text:list-item>
          <text:p text:style-name="P33">La fréquence à laquelle un capteur envoie ses données.</text:p>
        </text:list-item>
        <text:list-item>
          <text:p text:style-name="P34">Les seuils pour détecter des obstacles.</text:p>
        </text:list-item>
      </text:list>
      <text:p text:style-name="Text_20_body"><text:span text:style-name="T2">Les paramètres peuvent être modifiés en temps réel via des outils comme </text:span><text:span text:style-name="Source_20_Text"><text:span text:style-name="T2">rqt</text:span></text:span><text:span text:style-name="T2"> ou des commandes CLI (</text:span><text:span text:style-name="Source_20_Text"><text:span text:style-name="T2">ros2 param</text:span></text:span><text:span text:style-name="T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7T14:34:45.449325548</meta:creation-date>
    <dc:date>2024-11-27T14:38:03.598100949</dc:date>
    <meta:editing-duration>PT3M18S</meta:editing-duration>
    <meta:editing-cycles>2</meta:editing-cycles>
    <meta:generator>LibreOffice/24.8.3.2$Linux_X86_64 LibreOffice_project/48a6bac9e7e268aeb4c3483fcf825c94556d9f92</meta:generator>
    <meta:document-statistic meta:table-count="0" meta:image-count="0" meta:object-count="0" meta:page-count="3" meta:paragraph-count="71" meta:word-count="869" meta:character-count="5495" meta:non-whitespace-character-count="4740"/>
  </office:meta>
</office:document-meta>
</file>